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text:tab/><text:tab/><text:tab/><text:tab/><text:span text:style-name="T1">Cowboy Taco Recipe</text:span></text:p>
      <text:p text:style-name="P1"/>
      <text:p text:style-name="P1"/>
      <text:p text:style-name="P1"/>
      <text:list text:style-name="L1">
        <text:list-item>
          <text:p text:style-name="P5">1 pound boneless pork loin, cut into 1x1x1/4-inch strips</text:p>
        </text:list-item>
        <text:list-item>
          <text:p text:style-name="P5">1 (1.25 ounce) package Old El Paso(R) Taco Seasoning Mix </text:p>
        </text:list-item>
        <text:list-item>
          <text:p text:style-name="P5">1 tablespoon oil</text:p>
        </text:list-item>
        <text:list-item>
          <text:p text:style-name="P5">1 cup Old El Paso(R) Salsa</text:p>
        </text:list-item>
        <text:list-item>
          <text:p text:style-name="P5">1 cup canned spicy chili beans, undrained</text:p>
        </text:list-item>
        <text:list-item>
          <text:p text:style-name="P5">1/4 cup apricot preserves</text:p>
        </text:list-item>
      </text:list>
      <text:p text:style-name="P1"/>
      <text:p text:style-name="P1"><text:tab/>Soft, flour tortillas would be better (and more authentic to the old west)</text:p>
      <text:list text:style-name="L1" text:continue-numbering="true">
        <text:list-item>
          <text:p text:style-name="P5">1 (4.6 ounce) package Old El Paso(R) Taco Shells </text:p>
        </text:list-item>
        <text:list-item>
          <text:p text:style-name="P5">10 pitted ripe olives, sliced</text:p>
        </text:list-item>
        <text:list-item>
          <text:p text:style-name="P2">5 green onions, chopped </text:p>
        </text:list-item>
      </text:list>
      <text:list text:style-name="L2">
        <text:list-item>
          <text:p text:style-name="P12">In shallow bowl, combine pork and taco seasoning mix; toss to coat.</text:p>
        </text:list-item>
        <text:list-item>
          <text:p text:style-name="P12">Heat oil in large skillet over medium-high heat until hot. Add pork; cook and stir 3 to 5 minutes or until no longer pink.</text:p>
        </text:list-item>
        <text:list-item>
          <text:p text:style-name="P12">Stir in salsa, beans and preserves. Reduce heat to low; simmer 10 to 12 minutes or until thoroughly heated, stirring occasionally.</text:p>
        </text:list-item>
        <text:list-item>
          <text:p text:style-name="P3">Meanwhile, heat taco shells according to package directions. To serve, spoon 1/3 cup pork mixture into each taco shell; top with olives and onions. </text:p>
        </text:list-item>
      </text:list>
      <text:p text:style-name="Text_20_body"><text:bookmark text:name="yield"/>Yield: 12 serving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2-07T07:16:27</meta:creation-date>
    <dc:date>2008-02-07T14:37:49</dc:date>
    <meta:editing-cycles>2</meta:editing-cycles>
    <meta:editing-duration>PT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65" meta:character-count="905"/>
  </office:meta>
</office:document-meta>
</file>